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standard">
      <style:graphic-properties svg:stroke-width="0.1cm" svg:stroke-color="#808080" draw:marker-start-width="0.35cm" draw:marker-end-width="0.35cm" draw:fill="gradient" draw:fill-color="#0066cc" draw:fill-gradient-name="Gradient_20_16" draw:gradient-step-count="0" draw:textarea-horizontal-align="justify" draw:textarea-vertical-align="middle" draw:auto-grow-height="false" fo:min-height="1.85cm" fo:min-width="3.3cm" fo:padding-top="0.175cm" fo:padding-bottom="0.175cm" fo:padding-left="0.3cm" fo:padding-right="0.3cm"/>
    </style:style>
    <style:style style:name="gr41" style:family="graphic" style:parent-style-name="standard">
      <style:graphic-properties draw:stroke="none" draw:fill="solid" draw:fill-color="#ffd320" draw:textarea-horizontal-align="justify" draw:textarea-vertical-align="middle" draw:auto-grow-height="false" fo:min-height="0.084cm" fo:min-width="0cm"/>
    </style:style>
    <style:style style:name="gr42" style:family="graphic" style:parent-style-name="standard">
      <style:graphic-properties draw:stroke="none" draw:fill="solid" draw:fill-color="#b3b3b3" draw:textarea-horizontal-align="justify" draw:textarea-vertical-align="middle" draw:auto-grow-height="false" fo:min-height="0.353cm" fo:min-width="0.306cm"/>
    </style:style>
    <style:style style:name="gr43" style:family="graphic" style:parent-style-name="standard">
      <style:graphic-properties draw:stroke="none" draw:fill="solid" draw:fill-color="#b3b3b3" draw:textarea-horizontal-align="justify" draw:textarea-vertical-align="middle" draw:auto-grow-height="false" fo:min-height="0.064cm" fo:min-width="0.136cm"/>
    </style:style>
    <style:style style:name="gr44" style:family="graphic" style:parent-style-name="standard">
      <style:graphic-properties svg:stroke-width="0.1cm" svg:stroke-color="#808080" draw:marker-start-width="0.35cm" draw:marker-end-width="0.35cm" draw:fill="none" draw:fill-color="#0066cc" draw:textarea-horizontal-align="justify" draw:textarea-vertical-align="middle" draw:auto-grow-height="false" fo:min-height="1.85cm" fo:min-width="3.3cm" fo:padding-top="0.175cm" fo:padding-bottom="0.175cm" fo:padding-left="0.3cm" fo:padding-right="0.3cm"/>
    </style:style>
    <style:style style:name="gr45" style:family="graphic" style:parent-style-name="standard">
      <style:graphic-properties svg:stroke-width="0.1cm" svg:stroke-color="#666666" draw:marker-start="Arrow" draw:marker-start-width="0.45cm" draw:marker-end="Arrow" draw:marker-end-width="0.45cm" draw:textarea-vertical-align="middle" fo:padding-top="0.175cm" fo:padding-bottom="0.175cm" fo:padding-left="0.3cm" fo:padding-right="0.3cm"/>
    </style:style>
    <style:style style:name="gr46" style:family="graphic" style:parent-style-name="standard">
      <style:graphic-properties svg:stroke-width="0.1cm" svg:stroke-color="#808080" draw:marker-start-width="0.35cm" draw:marker-end-width="0.35cm" draw:fill="gradient" draw:fill-color="#0066cc" draw:fill-gradient-name="Gradient_20_17" draw:gradient-step-count="0" draw:textarea-horizontal-align="justify" draw:textarea-vertical-align="middle" draw:auto-grow-height="false" fo:min-height="1.85cm" fo:min-width="3.3cm" fo:padding-top="0.175cm" fo:padding-bottom="0.175cm" fo:padding-left="0.3cm" fo:padding-right="0.3cm"/>
    </style:style>
    <style:style style:name="gr47"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8"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9"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50"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51"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52"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53"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4" style:family="graphic" style:parent-style-name="standard">
      <style:graphic-properties draw:stroke="none" svg:stroke-color="#000000" draw:fill="none" draw:fill-color="#ffffff" fo:min-height="2.635cm"/>
      <style:paragraph-properties style:writing-mode="lr-tb"/>
    </style:style>
    <style:style style:name="gr55" style:family="graphic" style:parent-style-name="standard">
      <style:graphic-properties draw:stroke="none" svg:stroke-color="#000000" draw:fill="none" draw:fill-color="#ffffff" fo:min-height="0.75cm"/>
      <style:paragraph-properties style:writing-mode="lr-tb"/>
    </style:style>
    <style:style style:name="gr56" style:family="graphic" style:parent-style-name="standard">
      <style:graphic-properties draw:stroke="none" svg:stroke-color="#000000" draw:fill="solid" draw:fill-color="#ffffff" draw:textarea-horizontal-align="center" draw:textarea-vertical-align="middle" fo:min-height="2.635cm" draw:shadow="hidden"/>
    </style:style>
    <style:style style:name="gr57"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58"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59"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60" style:family="graphic" style:parent-style-name="standard">
      <style:graphic-properties draw:stroke="none" svg:stroke-color="#000000" draw:fill="none" draw:fill-color="#ffffff" fo:min-height="1.318cm"/>
      <style:paragraph-properties style:writing-mode="lr-tb"/>
    </style:style>
    <style:style style:name="gr61" style:family="graphic" style:parent-style-name="standard">
      <style:graphic-properties draw:stroke="none" svg:stroke-color="#000000" draw:fill="solid" draw:fill-color="#ffffff" draw:textarea-horizontal-align="center" draw:textarea-vertical-align="middle" fo:min-height="1.318cm" draw:shadow="hidden"/>
    </style:style>
    <style:style style:name="gr62"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63"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64"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65"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gr66" style:family="graphic" style:parent-style-name="standard">
      <style:graphic-properties draw:stroke="none" draw:fill="solid" draw:fill-color="#ffffff" draw:textarea-horizontal-align="justify" draw:textarea-vertical-align="middle" draw:auto-grow-height="false" fo:min-height="3.65cm" fo:min-width="1.5cm"/>
    </style:style>
    <style:style style:name="gr6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082cm" fo:min-width="3.832cm" fo:padding-top="0.175cm" fo:padding-bottom="0.175cm" fo:padding-left="0.3cm" fo:padding-right="0.3cm"/>
    </style:style>
    <style:style style:name="gr68" style:family="graphic" style:parent-style-name="standard">
      <style:graphic-properties svg:stroke-width="0.2cm" svg:stroke-color="#ff950e" draw:marker-start-width="0.5cm" draw:marker-end-width="0.5cm" draw:fill="solid" draw:fill-color="#ffffff" draw:textarea-horizontal-align="justify" draw:textarea-vertical-align="middle" draw:auto-grow-height="false" fo:min-height="1.084cm" fo:min-width="1.676cm" fo:padding-top="0.225cm" fo:padding-bottom="0.225cm" fo:padding-left="0.35cm" fo:padding-right="0.35cm"/>
      <style:paragraph-properties style:writing-mode="lr-tb"/>
    </style:style>
    <style:style style:name="gr69" style:family="graphic" style:parent-style-name="standard">
      <style:graphic-properties draw:stroke="none" svg:stroke-color="#000000" draw:fill="solid" draw:fill-color="#000000" draw:textarea-horizontal-align="center" draw:textarea-vertical-align="middle" fo:min-height="3.75cm" draw:shadow="hidden"/>
    </style:style>
    <style:style style:name="gr70"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944cm" fo:min-width="2.694cm" fo:padding-top="0.225cm" fo:padding-bottom="0.225cm" fo:padding-left="0.35cm" fo:padding-right="0.35cm"/>
    </style:style>
    <style:style style:name="gr71" style:family="graphic" style:parent-style-name="standard">
      <style:graphic-properties draw:stroke="none" svg:stroke-color="#000000" draw:fill="none" draw:fill-color="#ffffff" fo:min-height="4.103cm"/>
      <style:paragraph-properties style:writing-mode="lr-tb"/>
    </style:style>
    <style:style style:name="gr72" style:family="graphic" style:parent-style-name="standard">
      <style:graphic-properties draw:stroke="none" svg:stroke-color="#000000" draw:fill="solid" draw:fill-color="#ffffff" draw:textarea-horizontal-align="center" draw:textarea-vertical-align="middle" fo:min-height="4.103cm" draw:shadow="hidden"/>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gradient" draw:fill-color="#0066cc" draw:fill-gradient-name="Gradient_20_16" draw:gradient-step-count="0"/>
      <style:paragraph-properties fo:text-align="center"/>
    </style:style>
    <style:style style:name="P17" style:family="paragraph">
      <loext:graphic-properties draw:fill="none" draw:fill-color="#0066cc"/>
      <style:paragraph-properties fo:text-align="center"/>
    </style:style>
    <style:style style:name="P18" style:family="paragraph">
      <loext:graphic-properties draw:fill="gradient" draw:fill-color="#0066cc" draw:fill-gradient-name="Gradient_20_17" draw:gradient-step-count="0"/>
      <style:paragraph-properties fo:text-align="center"/>
    </style:style>
    <style:style style:name="P19" style:family="paragraph">
      <loext:graphic-properties draw:fill="none" draw:fill-color="#000000"/>
      <style:paragraph-properties fo:text-align="center"/>
    </style:style>
    <style:style style:name="P20"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1"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2"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3"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4" style:family="paragraph">
      <loext:graphic-properties draw:fill="none" draw:fill-color="#dc2300"/>
      <style:paragraph-properties fo:text-align="center"/>
    </style:style>
    <style:style style:name="P25" style:family="paragraph">
      <style:paragraph-properties fo:text-align="center" style:writing-mode="lr-tb"/>
      <style:text-properties fo:font-size="100pt" fo:font-weight="bold" style:font-size-asian="100pt" style:font-weight-asian="bold" style:font-size-complex="100pt" style:font-weight-complex="bold"/>
    </style:style>
    <style:style style:name="P26" style:family="paragraph">
      <loext:graphic-properties draw:fill="solid" draw:fill-color="#ffffff"/>
      <style:paragraph-properties fo:text-align="center" style:writing-mode="lr-tb"/>
      <style:text-properties fo:font-size="100pt" fo:font-weight="bold" style:font-size-asian="100pt" style:font-weight-asian="bold" style:font-size-complex="100pt" style:font-weight-complex="bold"/>
    </style:style>
    <style:style style:name="P27" style:family="paragraph">
      <loext:graphic-properties draw:fill="solid" draw:fill-color="#000000"/>
      <style:paragraph-properties fo:text-align="center" style:writing-mode="lr-tb"/>
    </style:style>
    <style:style style:name="P28" style:family="paragraph">
      <loext:graphic-properties draw:fill="none" draw:fill-color="#ffffff"/>
      <style:paragraph-properties fo:text-align="center" style:writing-mode="lr-tb"/>
      <style:text-properties fo:color="#ffffff" loext:opacity="100%" style:font-name="DejaVu Sans" fo:font-size="100pt" fo:font-weight="bold" style:font-size-asian="100pt" style:font-weight-asian="bold" style:font-size-complex="100pt" style:font-weight-complex="bold"/>
    </style:style>
    <style:style style:name="P29" style:family="paragraph">
      <loext:graphic-properties draw:fill="solid" draw:fill-color="#ffffff"/>
      <style:paragraph-properties fo:text-align="center" style:writing-mode="lr-tb"/>
      <style:text-properties fo:color="#ffffff" loext:opacity="100%" style:font-name="DejaVu Sans" fo:font-size="100pt" fo:font-weight="bold" style:font-size-asian="100pt" style:font-weight-asian="bold" style:font-size-complex="100pt" style:font-weight-complex="bold"/>
    </style:style>
    <style:style style:name="P30" style:family="paragraph">
      <style:paragraph-properties fo:text-align="center"/>
      <style:text-properties fo:font-size="140pt" style:font-size-asian="140pt" style:font-size-complex="140pt"/>
    </style:style>
    <style:style style:name="P31" style:family="paragraph">
      <loext:graphic-properties draw:fill="none" draw:fill-color="#ffffff"/>
      <style:paragraph-properties fo:text-align="center" style:writing-mode="lr-tb"/>
      <style:text-properties fo:color="#ffffff" loext:opacity="100%" style:font-name="DejaVu Sans" fo:font-size="140pt" fo:font-weight="bold" style:font-size-asian="140pt" style:font-weight-asian="bold" style:font-size-complex="140pt" style:font-weight-complex="bold"/>
    </style:style>
    <style:style style:name="P32" style:family="paragraph">
      <style:text-properties fo:font-size="18pt"/>
    </style:style>
    <style:style style:name="P33" style:family="paragraph">
      <loext:graphic-properties draw:fill="none" draw:fill-color="#ffffff"/>
      <style:paragraph-properties style:writing-mode="lr-tb"/>
      <style:text-properties fo:font-size="18pt"/>
    </style:style>
    <style:style style:name="P34" style:family="paragraph">
      <loext:graphic-properties draw:fill="solid" draw:fill-color="#ffffff"/>
      <style:paragraph-properties fo:text-align="center" style:writing-mode="lr-tb"/>
      <style:text-properties fo:color="#ffffff" loext:opacity="100%" style:font-name="DejaVu Sans" fo:font-size="140pt" fo:font-weight="bold" style:font-size-asian="140pt" style:font-weight-asian="bold" style:font-size-complex="140pt" style:font-weight-complex="bold"/>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style:style style:name="T3" style:family="text">
      <style:text-properties fo:font-size="100pt" fo:font-weight="bold" style:font-size-asian="100pt" style:font-weight-asian="bold" style:font-size-complex="100pt" style:font-weight-complex="bold"/>
    </style:style>
    <style:style style:name="T4" style:family="text">
      <style:text-properties fo:color="#ffffff" loext:opacity="100%" style:font-name="DejaVu Sans" fo:font-size="100pt" fo:font-weight="bold" style:font-size-asian="100pt" style:font-weight-asian="bold" style:font-size-complex="100pt" style:font-weight-complex="bold"/>
    </style:style>
    <style:style style:name="T5" style:family="text">
      <style:text-properties fo:color="#ffffff" loext:opacity="100%" style:font-name="DejaVu Sans" fo:font-size="140pt" fo:font-weight="bold" style:font-size-asian="140pt" style:font-weight-asian="bold" style:font-size-complex="1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g>
          <draw:custom-shape draw:style-name="gr40" draw:text-style-name="P16" draw:layer="layout" svg:width="3.9cm" svg:height="2.2cm" svg:x="1cm" svg:y="2.7cm">
            <text:p/>
            <draw:enhanced-geometry svg:viewBox="0 0 21600 21600" draw:type="rectangle" draw:enhanced-path="M 0 0 L 21600 0 21600 21600 0 21600 0 0 Z N"/>
          </draw:custom-shape>
          <draw:custom-shape draw:style-name="gr41" draw:text-style-name="P11" draw:layer="layout" svg:width="0.508cm" svg:height="0.47cm" svg:x="4.222cm" svg:y="2.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svg:x="1.932cm" svg:y="3.092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svg:x="3.289cm" svg:y="3.957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svg:x="1cm" svg:y="2.7cm">
            <text:p/>
            <draw:enhanced-geometry svg:viewBox="0 0 21600 21600" draw:type="rectangle" draw:enhanced-path="M 0 0 L 21600 0 21600 21600 0 21600 0 0 Z N"/>
          </draw:custom-shape>
        </draw:g>
        <draw:line draw:style-name="gr45" draw:text-style-name="P14" draw:layer="layout" svg:x1="2.6cm" svg:y1="0.1cm" svg:x2="4.9cm" svg:y2="2.3cm">
          <text:p/>
        </draw:line>
        <draw:g>
          <draw:custom-shape draw:style-name="gr46" draw:text-style-name="P18" draw:layer="layout" svg:width="3.9cm" svg:height="2.2cm" draw:transform="rotate (1.5707963267949) translate (0.1cm 4cm)">
            <text:p/>
            <draw:enhanced-geometry svg:viewBox="0 0 21600 21600" draw:type="rectangle" draw:enhanced-path="M 0 0 L 21600 0 21600 21600 0 21600 0 0 Z N"/>
          </draw:custom-shape>
          <draw:custom-shape draw:style-name="gr41" draw:text-style-name="P11" draw:layer="layout" svg:width="0.508cm" svg:height="0.47cm" draw:transform="rotate (1.5707963267949) translate (0.258cm 0.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draw:transform="rotate (1.5707963267949) translate (0.492cm 3.068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draw:transform="rotate (1.5707963267949) translate (1.357cm 1.711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draw:transform="rotate (1.5707963267949) translate (0.1cm 4cm)">
            <text:p/>
            <draw:enhanced-geometry svg:viewBox="0 0 21600 21600" draw:type="rectangle" draw:enhanced-path="M 0 0 L 21600 0 21600 21600 0 21600 0 0 Z N"/>
          </draw:custom-shape>
        </draw:g>
      </draw:page>
      <draw:page draw:name="page21" draw:style-name="dp1" draw:master-page-name="Standard">
        <draw:line draw:style-name="gr47" draw:text-style-name="P7" draw:layer="layout" svg:x1="0.8cm" svg:y1="3.4cm" svg:x2="2cm" svg:y2="4.8cm">
          <text:p/>
        </draw:line>
        <draw:line draw:style-name="gr47" draw:text-style-name="P7" draw:layer="layout" svg:x1="4.4cm" svg:y1="0.2cm" svg:x2="2cm" svg:y2="4.8cm">
          <text:p/>
        </draw:line>
      </draw:page>
      <draw:page draw:name="page22" draw:style-name="dp1" draw:master-page-name="Standard">
        <draw:custom-shape draw:style-name="gr48"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3" draw:style-name="dp1" draw:master-page-name="Standard">
        <draw:custom-shape draw:style-name="gr4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1.7cm" svg:y1="1.6cm" svg:x2="3.3cm" svg:y2="1.6cm">
          <text:p/>
        </draw:line>
        <draw:line draw:style-name="gr52" draw:text-style-name="P7" draw:layer="layout" svg:x1="3.3cm" svg:y1="1.6cm" svg:x2="3.3cm" svg:y2="3.1cm">
          <text:p/>
        </draw:line>
        <draw:line draw:style-name="gr52" draw:text-style-name="P7" draw:layer="layout" svg:x1="1.7cm" svg:y1="3.4cm" svg:x2="1.7cm" svg:y2="1.9cm">
          <text:p/>
        </draw:line>
        <draw:line draw:style-name="gr51" draw:text-style-name="P7" draw:layer="layout" svg:x1="1.7cm" svg:y1="3.4cm" svg:x2="3.3cm" svg:y2="3.4cm">
          <text:p/>
        </draw:line>
      </draw:page>
      <draw:page draw:name="page2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0" draw:layer="layout" svg:width="4.1cm" svg:height="2.885cm" svg:x="0.45cm" svg:y="1.058cm">
          <draw:text-box>
            <text:p text:style-name="P14"><text:span text:style-name="T1">AF</text:span></text:p>
            <text:p text:style-name="P14"><text:span text:style-name="T1">MF</text:span></text:p>
          </draw:text-box>
        </draw:frame>
        <draw:frame draw:style-name="gr55" draw:text-style-name="P1" draw:layer="layout" svg:width="2.6cm" svg:height="1cm" svg:x="-0.2cm" svg:y="-1.4cm">
          <draw:text-box>
            <text:p>TEXT</text:p>
          </draw:text-box>
        </draw:frame>
      </draw:page>
      <draw:page draw:name="page2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line draw:style-name="gr57" draw:text-style-name="P7" draw:layer="layout" svg:x1="1.4cm" svg:y1="1.4cm" svg:x2="3.5cm" svg:y2="3.6cm">
          <text:p/>
        </draw:line>
        <draw:line draw:style-name="gr58" draw:text-style-name="P7" draw:layer="layout" svg:x1="1.4cm" svg:y1="1.4cm" svg:x2="3.5cm" svg:y2="3.6cm">
          <text:p/>
        </draw:line>
      </draw:page>
      <draw:page draw:name="page2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20" draw:layer="layout" svg:width="4.1cm" svg:height="1.568cm" svg:x="0.45cm" svg:y="1.716cm">
          <draw:text-box>
            <text:p text:style-name="P14"><text:span text:style-name="T1">ISO</text:span></text:p>
          </draw:text-box>
        </draw:frame>
        <draw:frame draw:style-name="gr55" draw:text-style-name="P1" draw:layer="layout" svg:width="2.6cm" svg:height="1cm" svg:x="-0.2cm" svg:y="-1.4cm">
          <draw:text-box>
            <text:p>TEXT</text:p>
          </draw:text-box>
        </draw:frame>
      </draw:page>
      <draw:page draw:name="page29"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0"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1"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3"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4"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2" draw:layer="layout" svg:width="4.1cm" svg:height="2.885cm" svg:x="0.45cm" svg:y="1.058cm">
          <draw:text-box>
            <text:p text:style-name="P14"><text:span text:style-name="T2">A</text:span></text:p>
          </draw:text-box>
        </draw:frame>
        <draw:frame draw:style-name="gr55" draw:text-style-name="P1" draw:layer="layout" svg:width="2.6cm" svg:height="1cm" svg:x="-0.2cm" svg:y="-1.4cm">
          <draw:text-box>
            <text:p>TEXT</text:p>
          </draw:text-box>
        </draw:frame>
      </draw:page>
      <draw:page draw:name="page3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9" draw:style-name="dp1" draw:master-page-name="Standard">
        <draw:custom-shape draw:style-name="gr59"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40"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3"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1"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4"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2"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3"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5"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49"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50" draw:style-name="dp1" draw:master-page-name="Standard">
        <draw:custom-shape draw:style-name="gr67" draw:text-style-name="P2" draw:layer="layout" svg:width="4.8cm" svg:height="4.8cm" svg:x="0.1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4" draw:layer="layout" svg:x1="0.2cm" svg:y1="2.5cm" svg:x2="4.8cm" svg:y2="2.5cm">
          <text:p/>
        </draw:line>
        <draw:line draw:style-name="gr45" draw:text-style-name="P14" draw:layer="layout" svg:x1="2.5cm" svg:y1="0.2cm" svg:x2="2.5cm" svg:y2="4.8cm">
          <text:p/>
        </draw:line>
      </draw:page>
      <draw:page draw:name="page51" draw:style-name="dp1" draw:master-page-name="Standard">
        <draw:custom-shape draw:style-name="gr68" draw:text-style-name="P26" draw:layer="layout" svg:width="4.75cm" svg:height="4.6cm" svg:x="0.125cm" svg:y="0.2cm">
          <text:p text:style-name="P25"><text:span text:style-name="T3">!</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52" draw:style-name="dp1" draw:master-page-name="Standard">
        <draw:custom-shape draw:style-name="gr68" draw:text-style-name="P26" draw:layer="layout" svg:width="4.75cm" svg:height="4.6cm" svg:x="0.125cm" svg:y="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5" draw:text-style-name="P1" draw:layer="layout" svg:width="2.6cm" svg:height="1cm" svg:x="-0.2cm" svg:y="-1.4cm">
          <draw:text-box>
            <text:p>PATH</text:p>
          </draw:text-box>
        </draw:frame>
        <draw:path draw:style-name="gr69" draw:text-style-name="P27" draw:layer="layout" svg:width="0.505cm" svg:height="2.427cm" svg:x="2.246cm" svg:y="2.089cm" svg:viewBox="0 0 506 2428" svg:d="M451 1694h-396l-55-1694h506zM0 2428v-465h496v465z">
          <text:p/>
        </draw:path>
      </draw:page>
      <draw:page draw:name="page53" draw:style-name="dp1" draw:master-page-name="Standard">
        <draw:custom-shape draw:style-name="gr70" draw:text-style-name="P10" draw:layer="layout" svg:width="4.8cm" svg:height="4.8cm" svg:x="0.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8" draw:layer="layout" svg:width="4.1cm" svg:height="4.353cm" svg:x="0.45cm" svg:y="0.324cm">
          <draw:text-box>
            <text:p text:style-name="P14"><text:span text:style-name="T4">?</text:span></text:p>
          </draw:text-box>
        </draw:frame>
        <draw:frame draw:style-name="gr55" draw:text-style-name="P1" draw:layer="layout" svg:width="2.6cm" svg:height="1cm" svg:x="-0.2cm" svg:y="-1.4cm">
          <draw:text-box>
            <text:p>TEXT</text:p>
          </draw:text-box>
        </draw:frame>
      </draw:page>
      <draw:page draw:name="page54" draw:style-name="dp1" draw:master-page-name="Standard">
        <draw:custom-shape draw:style-name="gr70" draw:text-style-name="P10" draw:layer="layout" svg:width="4.8cm" svg:height="4.8cm" svg:x="0.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9" draw:layer="layout" svg:width="1.574cm" svg:height="2.618cm" svg:x="1.721cm" svg:y="1.102cm" svg:viewBox="0 0 1575 2619" svg:d="M978 1751h-621v-85-35l3-33 5-33 6-32 8-31 10-30 11-29 13-27 17-29 20-30 24-32 28-34 32-36 35-37 84-81 110-100 46-44 20-21 19-22 17-21 16-20 14-21 12-20 11-19 9-20 8-20 6-20 5-20 4-20 2-19 1-20-2-29-4-28-2-13-4-13-4-13-5-12-6-11-6-11-6-11-8-11-8-9-9-10-9-9-10-9-11-8-11-8-11-7-12-7-26-11-28-10-30-7-32-6-34-3-36-1-35 1-36 3-37 4-37 7-38 8-39 10-39 11-40 14-41 15-41 17-84 40-85 46-87 53v-541l102-34 97-29 93-24 89-20 85-15 84-10 82-7 81-2 102 3 96 8 89 13 84 19 77 24 70 29 33 17 32 18 30 20 28 20 27 22 25 24 23 24 21 26 20 27 18 28 17 30 14 30 13 32 12 33 9 35 8 35 10 75 4 80-2 42-3 40-5 40-7 38-10 37-11 36-14 35-16 34-18 34-21 34-24 35-28 36-30 36-33 37-75 75-110 99-54 50-43 46-18 21-15 19-13 18-10 17-9 16-7 17-6 17-5 18-4 18-3 18-2 19-1 19zM357 2006h621v613h-621z">
          <text:p/>
        </draw:path>
        <draw:frame draw:style-name="gr55" draw:text-style-name="P1" draw:layer="layout" svg:width="2.6cm" svg:height="1cm" svg:x="-0.2cm" svg:y="-1.4cm">
          <draw:text-box>
            <text:p>PATH</text:p>
          </draw:text-box>
        </draw:frame>
      </draw:page>
      <draw:page draw:name="page55" draw:style-name="dp1" draw:master-page-name="Standard">
        <draw:custom-shape draw:style-name="gr70" draw:text-style-name="P10" draw:layer="layout" svg:width="4.8cm" svg:height="4.8cm" svg:x="0.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31" draw:layer="layout" svg:width="4.1cm" svg:height="6cm" svg:x="0.45cm" svg:y="0.324cm">
          <draw:text-box>
            <text:p text:style-name="P30"><text:span text:style-name="T5">*</text:span></text:p>
          </draw:text-box>
        </draw:frame>
        <draw:frame draw:style-name="gr55" draw:text-style-name="P33" draw:layer="layout" svg:width="2.6cm" svg:height="1cm" svg:x="-0.2cm" svg:y="-1.4cm">
          <draw:text-box>
            <text:p text:style-name="P32">TEXT</text:p>
          </draw:text-box>
        </draw:frame>
      </draw:page>
      <draw:page draw:name="page56" draw:style-name="dp1" draw:master-page-name="Standard">
        <draw:custom-shape draw:style-name="gr70" draw:text-style-name="P10" draw:layer="layout" svg:width="4.8cm" svg:height="4.8cm" svg:x="0.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2" draw:text-style-name="P34" draw:layer="layout" svg:width="2.384cm" svg:height="2.292cm" svg:x="1.308cm" svg:y="1.369cm" svg:viewBox="0 0 2385 2293" draw:points="2385,731 1589,1148 2385,1567 2202,1908 1399,1464 1399,2293 989,2293 989,1464 183,1908 0,1567 805,1148 0,731 183,391 989,830 989,0 1399,0 1399,830 2202,391">
          <text:p/>
        </draw:polygon>
        <draw:frame draw:style-name="gr55" draw:text-style-name="P33" draw:layer="layout" svg:width="2.6cm" svg:height="1cm" svg:x="-0.2cm" svg:y="-1.4cm">
          <draw:text-box>
            <text:p text:style-name="P32">PATH</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6" draw:display-name="Gradient 16" draw:style="linear" draw:start-color="#cfe7f5" draw:end-color="#99ccff" draw:start-intensity="100%" draw:end-intensity="100%" draw:angle="0deg" draw:border="0%"/>
    <draw:gradient draw:name="Gradient_20_17" draw:display-name="Gradient 17" draw:style="linear" draw:start-color="#cfe7f5" draw:end-color="#99ccff" draw:start-intensity="100%" draw:end-intensity="100%"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5-27T20:48:13.805617728</dc:date>
    <meta:editing-duration>PT2H31M41S</meta:editing-duration>
    <meta:editing-cycles>77</meta:editing-cycles>
    <meta:generator>LibreOffice/7.3.7.2$Linux_X86_64 LibreOffice_project/30$Build-2</meta:generator>
    <meta:document-statistic meta:object-count="262"/>
  </office:meta>
</office:document-meta>
</file>